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vertical-align="middle"/>
    </style:style>
    <style:style style:name="gr2" style:family="graphic" style:parent-style-name="standard">
      <style:graphic-properties draw:fill="solid" draw:fill-color="#ff99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0" draw:id="id10" draw:layer="layout" svg:width="3.674cm" svg:height="2.572cm" svg:x="2.646cm" svg:y="3.601cm">
          <text:p text:style-name="P1">Spirit_lib</text:p>
        </draw:rect>
        <draw:rect draw:style-name="gr1" draw:text-style-name="P1" xml:id="id1" draw:id="id1" draw:layer="layout" svg:width="3.674cm" svg:height="2.572cm" svg:x="2.646cm" svg:y="8.378cm">
          <text:p text:style-name="P1">Spirit_core</text:p>
        </draw:rect>
        <draw:rect draw:style-name="gr1" draw:text-style-name="P1" xml:id="id6" draw:id="id6" draw:layer="layout" svg:width="3.674cm" svg:height="2.572cm" svg:x="2.646cm" svg:y="16.683cm">
          <text:p text:style-name="P1">Spirit_app</text:p>
        </draw:rect>
        <draw:ellipse draw:style-name="gr2" draw:text-style-name="P1" xml:id="id2" draw:id="id2" draw:layer="layout" svg:width="5.879cm" svg:height="1.249cm" svg:x="8.161cm" svg:y="6.468cm">
          <text:p text:style-name="P1">hibernate</text:p>
        </draw:ellipse>
        <draw:ellipse draw:style-name="gr2" draw:text-style-name="P1" xml:id="id3" draw:id="id3" draw:layer="layout" svg:width="5.879cm" svg:height="1.249cm" svg:x="8.161cm" svg:y="8.526cm">
          <text:p text:style-name="P1">exp4j</text:p>
        </draw:ellipse>
        <draw:ellipse draw:style-name="gr2" draw:text-style-name="P1" xml:id="id4" draw:id="id4" draw:layer="layout" svg:width="5.879cm" svg:height="1.249cm" svg:x="8.161cm" svg:y="10.585cm">
          <text:p text:style-name="P1">commons-math</text:p>
        </draw:ellipse>
        <draw:ellipse draw:style-name="gr2" draw:text-style-name="P1" xml:id="id5" draw:id="id5" draw:layer="layout" svg:width="5.879cm" svg:height="1.249cm" svg:x="8.161cm" svg:y="12.718cm">
          <text:p text:style-name="P1">slf4j</text:p>
        </draw:ellipse>
        <draw:connector draw:style-name="gr3" draw:text-style-name="P1" draw:layer="layout" draw:type="lines" svg:x1="6.32cm" svg:y1="9.664cm" svg:x2="8.161cm" svg:y2="7.092cm" draw:start-shape="id1" draw:start-glue-point="1" draw:end-shape="id2" draw:end-glue-point="3" svg:d="M6320 9664h501l839-2572h501">
          <text:p/>
        </draw:connector>
        <draw:connector draw:style-name="gr3" draw:text-style-name="P1" draw:layer="layout" draw:type="lines" svg:x1="6.32cm" svg:y1="9.664cm" svg:x2="8.161cm" svg:y2="9.15cm" draw:start-shape="id1" draw:start-glue-point="1" draw:end-shape="id3" svg:d="M6320 9664h501l839-514h501">
          <text:p/>
        </draw:connector>
        <draw:connector draw:style-name="gr3" draw:text-style-name="P1" draw:layer="layout" draw:type="lines" svg:x1="6.32cm" svg:y1="9.664cm" svg:x2="8.161cm" svg:y2="11.209cm" draw:start-shape="id1" draw:start-glue-point="1" draw:end-shape="id4" draw:end-glue-point="3" svg:d="M6320 9664h501l839 1545h501">
          <text:p/>
        </draw:connector>
        <draw:connector draw:style-name="gr3" draw:text-style-name="P1" draw:layer="layout" draw:type="lines" svg:x1="6.32cm" svg:y1="9.664cm" svg:x2="8.161cm" svg:y2="13.342cm" draw:start-shape="id1" draw:end-shape="id5" svg:d="M6320 9664h501l839 3678h501">
          <text:p/>
        </draw:connector>
        <draw:ellipse draw:style-name="gr2" draw:text-style-name="P1" xml:id="id7" draw:id="id7" draw:layer="layout" svg:width="5.879cm" svg:height="1.249cm" svg:x="8.161cm" svg:y="15.288cm">
          <text:p text:style-name="P1">barcode4j</text:p>
        </draw:ellipse>
        <draw:ellipse draw:style-name="gr2" draw:text-style-name="P1" xml:id="id8" draw:id="id8" draw:layer="layout" svg:width="5.879cm" svg:height="1.249cm" svg:x="8.161cm" svg:y="17.273cm">
          <text:p text:style-name="P1">itextpdf</text:p>
        </draw:ellipse>
        <draw:ellipse draw:style-name="gr2" draw:text-style-name="P1" xml:id="id9" draw:id="id9" draw:layer="layout" svg:width="5.879cm" svg:height="1.249cm" svg:x="8.161cm" svg:y="19.552cm">
          <text:p text:style-name="P1">poi</text:p>
        </draw:ellipse>
        <draw:connector draw:style-name="gr3" draw:text-style-name="P1" draw:layer="layout" draw:type="lines" svg:x1="6.32cm" svg:y1="17.969cm" svg:x2="8.161cm" svg:y2="15.912cm" draw:start-shape="id6" draw:start-glue-point="1" draw:end-shape="id7" draw:end-glue-point="3" svg:d="M6320 17969h501l839-2057h501">
          <text:p/>
        </draw:connector>
        <draw:connector draw:style-name="gr3" draw:text-style-name="P1" draw:layer="layout" draw:type="lines" svg:x1="6.32cm" svg:y1="17.969cm" svg:x2="8.161cm" svg:y2="17.897cm" draw:start-shape="id6" draw:start-glue-point="1" draw:end-shape="id8" draw:end-glue-point="3" svg:d="M6320 17969h501l839-72h501">
          <text:p/>
        </draw:connector>
        <draw:connector draw:style-name="gr3" draw:text-style-name="P1" draw:layer="layout" draw:type="lines" svg:x1="6.32cm" svg:y1="17.969cm" svg:x2="8.161cm" svg:y2="20.176cm" draw:start-shape="id6" draw:start-glue-point="1" draw:end-shape="id9" draw:end-glue-point="3" svg:d="M6320 17969h501l839 2207h501">
          <text:p/>
        </draw:connector>
        <draw:connector draw:style-name="gr3" draw:text-style-name="P1" draw:layer="layout" svg:x1="4.483cm" svg:y1="8.378cm" svg:x2="4.483cm" svg:y2="6.173cm" draw:start-shape="id1" draw:start-glue-point="0" draw:end-shape="id10" draw:end-glue-point="2" svg:d="M4483 8378v-2205">
          <text:p/>
        </draw:connector>
        <draw:connector draw:style-name="gr3" draw:text-style-name="P1" draw:layer="layout" svg:x1="4.483cm" svg:y1="16.683cm" svg:x2="4.483cm" svg:y2="10.95cm" draw:start-shape="id6" draw:start-glue-point="0" draw:end-shape="id1" draw:end-glue-point="2" svg:d="M4483 16683v-57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l Freyss</meta:initial-creator>
    <meta:creation-date>2016-11-29T12:37:44.52</meta:creation-date>
    <dc:date>2016-11-29T12:46:08</dc:date>
    <dc:creator>Joel Freyss</dc:creator>
    <meta:editing-duration>PT8M23S</meta:editing-duration>
    <meta:editing-cycles>1</meta:editing-cycles>
    <meta:document-statistic meta:object-count="19"/>
    <meta:generator>OpenOffice/4.1.1$Win32 OpenOffice.org_project/411m6$Build-9775</meta:generator>
  </office:meta>
</office:document-meta>
</file>